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245000003506ABBF1B716C6EC1F.png" manifest:media-type="image/png"/>
  <manifest:file-entry manifest:full-path="Pictures/1000000100000245000003506050F767B3ECDD04.png" manifest:media-type="image/png"/>
  <manifest:file-entry manifest:full-path="Pictures/100000010000024B00000351AF086A84580A7A70.png" manifest:media-type="image/png"/>
  <manifest:file-entry manifest:full-path="Pictures/100000010000024B0000035185F961DC45B3D461.png" manifest:media-type="image/png"/>
  <manifest:file-entry manifest:full-path="Pictures/10000001000002450000033B752FF437D353528E.png" manifest:media-type="image/png"/>
  <manifest:file-entry manifest:full-path="Pictures/100000010000024B00000351478F57AB3E65DFFB.png" manifest:media-type="image/png"/>
  <manifest:file-entry manifest:full-path="Pictures/1000000100000267000001FCB5755176FFECA05A.png" manifest:media-type="image/png"/>
  <manifest:file-entry manifest:full-path="Pictures/100000010000025A00000355C2965167039E214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1cf6fa" officeooo:paragraph-rsid="001cf6fa"/>
    </style:style>
    <style:style style:name="P3" style:family="paragraph" style:parent-style-name="Standard">
      <style:paragraph-properties fo:break-before="page"/>
      <style:text-properties officeooo:rsid="001cf6fa" officeooo:paragraph-rsid="001cf6f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3" draw:name="Figura1" text:anchor-type="char" svg:x="0.499cm" svg:y="0.587cm" svg:width="15.928cm" svg:height="22.569cm" draw:z-index="0"><draw:image xlink:href="Pictures/100000010000025A00000355C2965167039E214C.png" xlink:type="simple" xlink:show="embed" xlink:actuate="onLoad" draw:mime-type="image/png"/></draw:frame>MISTURADO</text:p>
      <text:p text:style-name="P1"/>
      <text:p text:style-name="P2"><draw:frame draw:style-name="fr1" draw:name="Figura2" text:anchor-type="char" svg:width="16.272cm" svg:height="13.441cm" draw:z-index="1"><draw:image xlink:href="Pictures/1000000100000267000001FCB5755176FFECA05A.png" xlink:type="simple" xlink:show="embed" xlink:actuate="onLoad" draw:mime-type="image/png"/></draw:frame></text:p>
      <text:p text:style-name="P2"/>
      <text:p text:style-name="P2"/>
      <text:p text:style-name="P2"/>
      <text:p text:style-name="P2"><draw:frame draw:style-name="fr3" draw:name="Figura3" text:anchor-type="char" svg:x="0.736cm" svg:y="0.723cm" svg:width="15.531cm" svg:height="22.463cm" draw:z-index="2"><draw:image xlink:href="Pictures/100000010000024B00000351478F57AB3E65DFFB.png" xlink:type="simple" xlink:show="embed" xlink:actuate="onLoad" draw:mime-type="image/png"/></draw:frame><text:soft-page-break/>ORDENADO</text:p>
      <text:p text:style-name="P2"/>
      <text:p text:style-name="P3"><draw:frame draw:style-name="fr3" draw:name="Figura4" text:anchor-type="char" svg:x="0.773cm" svg:y="2.254cm" svg:width="15.531cm" svg:height="22.463cm" draw:z-index="3"><draw:image xlink:href="Pictures/100000010000024B0000035185F961DC45B3D461.png" xlink:type="simple" xlink:show="embed" xlink:actuate="onLoad" draw:mime-type="image/png"/></draw:frame></text:p>
      <text:p text:style-name="P3">CONTRARIO</text:p>
      <text:p text:style-name="P2"/>
      <text:p text:style-name="P2"/>
      <text:p text:style-name="P2"><draw:frame draw:style-name="fr2" draw:name="Figura5" text:anchor-type="char" svg:width="15.531cm" svg:height="22.463cm" draw:z-index="4"><draw:image xlink:href="Pictures/100000010000024B00000351AF086A84580A7A70.png" xlink:type="simple" xlink:show="embed" xlink:actuate="onLoad" draw:mime-type="image/png"/></draw:frame>.</text:p>
      <text:p text:style-name="P2"/>
      <text:p text:style-name="P2"/>
      <text:p text:style-name="P2"><draw:frame draw:style-name="fr1" draw:name="Figura6" text:anchor-type="char" svg:width="15.372cm" svg:height="21.881cm" draw:z-index="5"><draw:image xlink:href="Pictures/10000001000002450000033B752FF437D353528E.png" xlink:type="simple" xlink:show="embed" xlink:actuate="onLoad" draw:mime-type="image/png"/></draw:frame><text:soft-page-break/>.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QUASE-ORDENADO</text:p>
      <text:p text:style-name="P2"/>
      <text:p text:style-name="P2"><draw:frame draw:style-name="fr1" draw:name="Figura7" text:anchor-type="char" svg:width="15.372cm" svg:height="22.437cm" draw:z-index="6"><draw:image xlink:href="Pictures/1000000100000245000003506ABBF1B716C6EC1F.png" xlink:type="simple" xlink:show="embed" xlink:actuate="onLoad" draw:mime-type="image/png"/></draw:frame>.</text:p>
      <text:p text:style-name="P2"/>
      <text:p text:style-name="P2"/>
      <text:p text:style-name="P2"><text:soft-page-break/></text:p>
      <text:p text:style-name="P2"><draw:frame draw:style-name="fr1" draw:name="Figura8" text:anchor-type="char" svg:width="15.372cm" svg:height="22.437cm" draw:z-index="7"><draw:image xlink:href="Pictures/1000000100000245000003506050F767B3ECDD0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9:38:09.283497486</meta:creation-date>
    <dc:date>2023-11-29T23:03:31.591089269</dc:date>
    <meta:editing-duration>PT3H8M2S</meta:editing-duration>
    <meta:editing-cycles>1</meta:editing-cycles>
    <meta:document-statistic meta:table-count="0" meta:image-count="8" meta:object-count="0" meta:page-count="8" meta:paragraph-count="7" meta:word-count="7" meta:character-count="43" meta:non-whitespace-character-count="43"/>
    <meta:generator>LibreOffice/7.5.8.2$Linux_X86_64 LibreOffice_project/50$Build-2</meta:generator>
  </office:meta>
</office:document-meta>
</file>